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L</mi>
        </mrow>
      </mstyle>
      <mrow>
        <mi/>
        <mo stretchy="false">=</mo>
        <mi/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row>
        <mstyle mathvariant="bold">
          <mrow>
            <msub>
              <mi>r</mi>
              <mi>i</mi>
            </msub>
          </mrow>
        </mstyle>
        <mo stretchy="false">×</mo>
        <mover accent="true">
          <mstyle mathvariant="bold">
            <mrow>
              <msub>
                <mi>r</mi>
                <mi>i</mi>
              </msub>
            </mrow>
          </mstyle>
          <mo stretchy="false">˙</mo>
        </mover>
      </mrow>
      <mrow>
        <mi/>
        <mo stretchy="false">=</mo>
        <mi/>
      </mrow>
      <mstyle mathvariant="bold">
        <mrow>
          <mtext>const</mtext>
        </mrow>
      </mstyle>
    </mrow>
    <annotation encoding="StarMath 5.0">bold L `=` sum from i=1 to N m_i bold r_i times dot bold r_i `=` bold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7:39:48.660000000</meta:creation-date>
    <meta:generator>LibreOffice/4.1.4.2$Windows_x86 LibreOffice_project/0a0440ccc0227ad9829de5f46be37cfb6edcf72</meta:generator>
  </office:meta>
</office:document-meta>
</file>